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text:span text:style-name="T1">id</text:span></text:p>
      <text:p text:style-name="P1"><text:span text:style-name="T2">2)</text:span><text:span text:style-name="T3">group_name – </text:span><text:span text:style-name="T2">име на групата</text:span></text:p>
      <text:p text:style-name="P1"><text:span text:style-name="T2">3)</text:span><text:span text:style-name="T3">discount_type – </text:span><text:span text:style-name="T2">вид на отсъпката</text:span></text:p>
      <text:p text:style-name="P1"><text:span text:style-name="T2">4)</text:span><text:span text:style-name="T3">discount – </text:span><text:span text:style-name="T2">процента на отстъпката</text:span></text:p>
      <text:p text:style-name="P1"><text:span text:style-name="T2">5)</text:span><text:span text:style-name="T3">group_info – </text:span><text:span text:style-name="T2">информация за групата</text:span></text:p>
      <text:p text:style-name="P1"><text:span text:style-name="T2">6)</text:span><text:span text:style-name="T3">update_date – </text:span><text:span text:style-name="T2">дата на обновяване на <text:s/>групит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5:38:26.40</meta:creation-date>
    <meta:generator>OpenOffice/4.0.1$Win32 OpenOffice.org_project/401m5$Build-9714</meta:generator>
    <meta:document-statistic meta:table-count="0" meta:image-count="0" meta:object-count="0" meta:page-count="1" meta:paragraph-count="6" meta:word-count="28" meta:character-count="184"/>
    <dc:date>2014-05-10T17:21:36.74</dc:date>
    <meta:editing-duration>PT1H43M10S</meta:editing-duration>
    <meta:editing-cycles>1</meta:editing-cycles>
  </office:meta>
</office:document-meta>
</file>